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3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4" style:family="paragraph" style:parent-style-name="Standard">
      <style:text-properties fo:color="#ffffff"/>
    </style:style>
    <style:style style:name="P5" style:family="paragraph" style:parent-style-name="Standard" style:master-page-name="Title_5f_Page">
      <style:paragraph-properties style:page-number="auto"/>
      <style:text-properties fo:color="#ffffff"/>
    </style:style>
    <style:style style:name="P6" style:family="paragraph" style:parent-style-name="Standard" style:master-page-name="">
      <style:paragraph-properties fo:margin-left="0.5in" fo:margin-right="0in" fo:text-indent="0in" style:auto-text-indent="false" style:page-number="auto"/>
    </style:style>
    <style:style style:name="P7" style:family="paragraph" style:parent-style-name="Standard" style:list-style-name="">
      <style:paragraph-properties fo:margin-left="0.5in" fo:margin-right="0in" fo:text-indent="0in" style:auto-text-indent="false"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 style:list-style-name="">
      <style:paragraph-properties fo:margin-left="0.5in" fo:margin-right="0in" fo:text-indent="0in" style:auto-text-indent="false" style:text-autospace="none"/>
    </style:style>
    <style:style style:name="P9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0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11" style:family="paragraph" style:parent-style-name="Notes_5f_TOC_5f_Title">
      <style:paragraph-properties fo:break-before="pag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2"><text:title>SQL Notes</text:title></text:p>
          <text:p text:style-name="P3">Created: <text:creation-date style:data-style-name="N75">Sep 14, 2016</text:creation-date></text:p>
          <text:p text:style-name="P3">Last Modified: <text:modification-date style:data-style-name="N76">September 15, 2016</text:modification-date> <text:modification-time style:data-style-name="N43">08:09:08 AM</text:modification-time></text:p>
        </draw:text-box>
      </draw:frame>
      <text:p text:style-name="P5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0"><text:a xlink:type="simple" xlink:href="#__RefHeading__803_1871858339"><text:s/>1 Get Current Page of Records, Including Total Number Of Records</text:a> <text:s/><text:tab/>3</text:p>
        </text:index-body>
      </text:table-of-content>
      <text:p text:style-name="P4"/>
      <text:h text:style-name="P9" text:outline-level="1"><text:bookmark-start text:name="__RefNumPara__2709_1871858339"/><text:bookmark-start text:name="__RefHeading__803_1871858339"/>Get Current Page of Records, Including Total Number Of Records<text:bookmark-end text:name="__RefNumPara__2709_1871858339"/><text:bookmark-end text:name="__RefHeading__803_1871858339"/></text:h>
      <text:p text:style-name="Notes_5f_Section2_5f_Text"/>
      <text:p text:style-name="P6"><text:span text:style-name="T2">;</text:span><text:span text:style-name="T1">WITH</text:span><text:span text:style-name="T3"> RegistryEntries</text:span></text:p>
      <text:p text:style-name="P7">AS</text:p>
      <text:p text:style-name="P8"><text:span text:style-name="T2">(</text:span><text:span text:style-name="T1">SELECT</text:span><text:span text:style-name="T3"> </text:span><text:span text:style-name="T4">ROW_NUMBER</text:span><text:span text:style-name="T2">()</text:span><text:span text:style-name="T3"> </text:span><text:span text:style-name="T1">OVER </text:span><text:span text:style-name="T2">(</text:span><text:span text:style-name="T1">ORDER</text:span><text:span text:style-name="T3"> </text:span><text:span text:style-name="T1">BY</text:span><text:span text:style-name="T3"> EntryID </text:span><text:span text:style-name="T1">ASC</text:span><text:span text:style-name="T2">)</text:span><text:span text:style-name="T3"> </text:span><text:span text:style-name="T1">AS</text:span><text:span text:style-name="T3"> RowID</text:span><text:span text:style-name="T2">,</text:span></text:p>
      <text:p text:style-name="P8"><text:span text:style-name="T3">EntryID</text:span><text:span text:style-name="T2">,</text:span></text:p>
      <text:p text:style-name="P8"><text:span text:style-name="T3">EntryDate</text:span><text:span text:style-name="T2">,</text:span></text:p>
      <text:p text:style-name="P8"><text:span text:style-name="T3">AccountID</text:span><text:span text:style-name="T2">,</text:span></text:p>
      <text:p text:style-name="P8"><text:span text:style-name="T3">PayeeID</text:span><text:span text:style-name="T2">,</text:span></text:p>
      <text:p text:style-name="P8"><text:span text:style-name="T3">EntryDesc</text:span><text:span text:style-name="T2">,</text:span></text:p>
      <text:p text:style-name="P8"><text:span text:style-name="T4">ROW_NUMBER</text:span><text:span text:style-name="T2">()</text:span><text:span text:style-name="T3"> </text:span><text:span text:style-name="T1">OVER</text:span><text:span text:style-name="T2">(</text:span><text:span text:style-name="T1">ORDER</text:span><text:span text:style-name="T3"> </text:span><text:span text:style-name="T1">BY</text:span><text:span text:style-name="T3"> EntryID </text:span><text:span text:style-name="T1">DESC</text:span><text:span text:style-name="T2">)</text:span><text:span text:style-name="T3"> </text:span><text:span text:style-name="T1">as</text:span><text:span text:style-name="T3"> RowIDNeg</text:span></text:p>
      <text:p text:style-name="P7">FROM</text:p>
      <text:p text:style-name="P8"><text:span text:style-name="T3">tblRegister</text:span><text:span text:style-name="T2">)</text:span></text:p>
      <text:p text:style-name="P8"><text:span text:style-name="T1">SELECT</text:span><text:span text:style-name="T3"> </text:span><text:span text:style-name="T2">*,</text:span><text:span text:style-name="T3"> RowID </text:span><text:span text:style-name="T2">+</text:span><text:span text:style-name="T3"> RowIdNeg </text:span><text:span text:style-name="T2">-</text:span><text:span text:style-name="T3">1 </text:span><text:span text:style-name="T1">FROM</text:span><text:span text:style-name="T3"> RegistryEntries</text:span></text:p>
      <text:p text:style-name="P8"><text:span text:style-name="T1">WHERE</text:span><text:span text:style-name="T3"> RowID </text:span><text:span text:style-name="T2">&gt;=</text:span><text:span text:style-name="T3"> 40</text:span></text:p>
      <text:p text:style-name="P8"><text:span text:style-name="T2">AND</text:span><text:span text:style-name="T3"> RowID </text:span><text:span text:style-name="T2">&lt;=</text:span><text:span text:style-name="T3"> 90</text:span></text:p>
      <text:p text:style-name="Notes_5f_Section2_5f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>
      <style:paragraph-properties fo:margin-left="0.6in" fo:margin-right="0in" fo:margin-top="0in" fo:margin-bottom="0.0598in" fo:text-indent="0in" style:auto-text-indent="false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1 Get Current Page of Records, Including Total Number Of Records</text:chapter><text:tab/><text:title>SQL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4T10:35:02.39</meta:creation-date>
    <meta:editing-duration>PT21H34M7S</meta:editing-duration>
    <meta:editing-cycles>3</meta:editing-cycles>
    <meta:generator>OpenOffice/4.1.2$Win32 OpenOffice.org_project/412m3$Build-9782</meta:generator>
    <dc:title>SQL Notes</dc:title>
    <meta:initial-creator>Jean Gelinas</meta:initial-creator>
    <dc:date>2016-09-15T08:09:08.21</dc:date>
    <dc:creator>Jean Gelinas</dc:creator>
    <meta:document-statistic meta:table-count="0" meta:image-count="0" meta:object-count="0" meta:page-count="3" meta:paragraph-count="22" meta:word-count="87" meta:character-count="546"/>
  </office:meta>
</office:document-meta>
</file>